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1" draw:layer="layout" svg:width="3.5cm" svg:height="2cm" svg:x="3.5cm" svg:y="7.2cm">
          <text:p text:style-name="P1"><text:span text:style-name="T1">ネットワーク</text:span></text:p>
          <text:p text:style-name="P1"><text:span text:style-name="T1">アクセス層</text:span></text:p>
        </draw:ellipse>
        <draw:ellipse draw:style-name="gr1" draw:text-style-name="P1" draw:layer="layout" svg:width="3.5cm" svg:height="2cm" svg:x="8cm" svg:y="7.2cm">
          <text:p text:style-name="P1"><text:span text:style-name="T1">ネットワーク</text:span></text:p>
          <text:p text:style-name="P1"><text:span text:style-name="T1">アクセス層</text:span></text:p>
        </draw:ellipse>
        <draw:rect draw:style-name="gr1" draw:text-style-name="P1" draw:layer="layout" svg:width="6cm" svg:height="1.5cm" svg:x="4.7cm" svg:y="3cm">
          <text:p text:style-name="P1"><text:span text:style-name="T1">中継役</text:span></text:p>
        </draw:rect>
        <draw:custom-shape draw:style-name="gr2" draw:text-style-name="P2" draw:layer="layout" svg:width="1.5cm" svg:height="2.5cm" svg:x="4.5cm" svg:y="4.6cm">
          <text:p/>
          <draw:enhanced-geometry svg:viewBox="0 0 21600 21600" draw:text-areas="?f0 ?f8 ?f2 ?f9" draw:type="up-down-arrow" draw:modifiers="7425.44970019987 4845.101959216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5cm" svg:height="2.5cm" svg:x="8.9cm" svg:y="4.6cm">
          <text:p/>
          <draw:enhanced-geometry svg:viewBox="0 0 21600 21600" draw:text-areas="?f0 ?f8 ?f2 ?f9" draw:type="up-down-arrow" draw:modifiers="7425.44970019987 4845.101959216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6.051cm" svg:height="2.294cm" svg:x="13cm" svg:y="5.5cm">
          <draw:text-box>
            <text:p><text:span text:style-name="T1">異なる物理ネットワーク</text:span></text:p>
            <text:p><text:span text:style-name="T1">(</text:span><text:span text:style-name="T1">ネットワークアクセス層</text:span><text:span text:style-name="T1">)</text:span><text:span text:style-name="T1">は</text:span></text:p>
            <text:p><text:span text:style-name="T1">中継役になる層を</text:span></text:p>
            <text:p><text:span text:style-name="T1">経由して通信する</text:span></text:p>
          </draw:text-box>
        </draw:frame>
        <draw:frame draw:style-name="gr3" draw:text-style-name="P3" draw:layer="layout" svg:width="4.308cm" svg:height="0.806cm" svg:x="2.4cm" svg:y="9.8cm">
          <draw:text-box>
            <text:p text:style-name="P3">物理ネットワークA</text:p>
          </draw:text-box>
        </draw:frame>
        <draw:frame draw:style-name="gr3" draw:text-style-name="P3" draw:layer="layout" svg:width="4.308cm" svg:height="0.806cm" svg:x="7.9cm" svg:y="9.7cm">
          <draw:text-box>
            <text:p text:style-name="P3">物理ネットワーク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1:19:40.15</meta:creation-date>
    <dc:date>2010-11-21T21:32:43.78</dc:date>
    <meta:editing-duration>PT00H13M04S</meta:editing-duration>
    <meta:editing-cycles>2</meta:editing-cycles>
    <meta:generator>OpenOffice.org/3.2$Win32 OpenOffice.org_project/320m18$Build-9502</meta:generator>
    <meta:document-statistic meta:object-count="8"/>
  </office:meta>
</office:document-meta>
</file>